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 draw:shadow="visible" draw:shadow-offset-x="0.1cm" draw:shadow-offset-y="0.1cm" draw:shadow-color="#c0c0c0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0.744cm" draw:shadow="visible" draw:shadow-offset-x="0.1cm" draw:shadow-offset-y="0.1cm" draw:shadow-color="#c0c0c0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5.4cm" draw:shadow="visible" draw:shadow-offset-x="0.1cm" draw:shadow-offset-y="0.1cm" draw:shadow-color="#c0c0c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draw:marker-end="Arrow" draw:marker-end-width="0.2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3cm" draw:shadow="visible" draw:shadow-offset-x="0.1cm" draw:shadow-offset-y="0.1cm" draw:shadow-color="#c0c0c0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1cm" svg:height="1cm" svg:x="2.2cm" svg:y="2.8cm">
          <text:p text:style-name="P1"><text:span text:style-name="T1">t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0.8cm" svg:y="2.8cm">
          <text:p text:style-name="P1"><text:span text:style-name="T1">t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cm" svg:height="1cm" svg:x="3.6cm" svg:y="2.8cm">
          <text:p text:style-name="P1"><text:span text:style-name="T1">t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cm" svg:height="1cm" svg:x="5.2cm" svg:y="2.8cm">
          <text:p text:style-name="P1"><text:span text:style-name="T1">t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cm" svg:height="1cm" svg:x="6.9cm" svg:y="2.8cm">
          <text:p text:style-name="P1"><text:span text:style-name="T1">t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cm" svg:height="1cm" svg:x="10.1cm" svg:y="2.8cm">
          <text:p text:style-name="P1"><text:span text:style-name="T1">t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cm" svg:height="1cm" svg:x="8.5cm" svg:y="2.8cm">
          <text:p text:style-name="P1"><text:span text:style-name="T1">t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cm" svg:height="1cm" svg:x="11.7cm" svg:y="2.8cm">
          <text:p text:style-name="P1"><text:span text:style-name="T1">t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5.9cm" svg:height="1cm" svg:x="0.1cm" svg:y="6.2cm">
          <text:p text:style-name="P1"><text:span text:style-name="T1">text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5.9cm" svg:height="0.8cm" svg:x="0.1cm" svg:y="7.6cm">
          <text:p text:style-name="P1"><text:span text:style-name="T1">sText=It takes serious study to become a magicia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.05cm" svg:y1="7.2cm" svg:x2="8.05cm" svg:y2="7.6cm" draw:start-shape="id1" draw:start-glue-point="8" draw:end-shape="id2" draw:end-glue-point="0" svg:d="M8050 7200v400" svg:viewBox="0 0 1 401">
          <text:p/>
        </draw:connector>
        <draw:custom-shape draw:style-name="gr1" draw:text-style-name="P2" draw:layer="layout" svg:width="1cm" svg:height="1cm" svg:x="13.7cm" svg:y="2.8cm">
          <text:p text:style-name="P1"><text:span text:style-name="T1">t</text:span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.3cm" svg:y1="3.8cm" svg:x2="1.332cm" svg:y2="6.282cm" draw:start-shape="id3" draw:start-glue-point="8" svg:d="M1300 3800l32 2482" svg:viewBox="0 0 33 2483">
          <text:p text:style-name="P1"><text:span text:style-name="T3">0,2</text:span></text:p>
        </draw:connector>
        <draw:connector draw:style-name="gr5" draw:text-style-name="P4" draw:layer="layout" draw:type="line" svg:x1="2.7cm" svg:y1="3.8cm" svg:x2="2.727cm" svg:y2="6.238cm" draw:start-shape="id4" draw:start-glue-point="8" svg:d="M2700 3800l27 2438" svg:viewBox="0 0 28 2439">
          <text:p text:style-name="P1"><text:span text:style-name="T3">3,8</text:span></text:p>
        </draw:connector>
        <draw:connector draw:style-name="gr5" draw:text-style-name="P4" draw:layer="layout" draw:type="line" svg:x1="4.1cm" svg:y1="3.8cm" svg:x2="4.107cm" svg:y2="6.181cm" draw:start-shape="id5" draw:start-glue-point="8" svg:d="M4100 3800l7 2381" svg:viewBox="0 0 8 2382">
          <text:p text:style-name="P1"><text:span text:style-name="T3">9,16</text:span></text:p>
        </draw:connector>
        <draw:connector draw:style-name="gr5" draw:text-style-name="P4" draw:layer="layout" draw:type="line" svg:x1="5.7cm" svg:y1="3.8cm" svg:x2="5.718cm" svg:y2="6.08cm" draw:start-shape="id6" draw:start-glue-point="8" svg:d="M5700 3800l18 2280" svg:viewBox="0 0 19 2281">
          <text:p text:style-name="P1"><text:span text:style-name="T3">17,22</text:span></text:p>
        </draw:connector>
        <draw:connector draw:style-name="gr5" draw:text-style-name="P4" draw:layer="layout" draw:type="line" svg:x1="7.4cm" svg:y1="3.8cm" svg:x2="7.372cm" svg:y2="6.037cm" draw:start-shape="id7" draw:start-glue-point="8" svg:d="M7400 3800l-28 2237" svg:viewBox="0 0 29 2238">
          <text:p text:style-name="P1"><text:span text:style-name="T3">23,25</text:span></text:p>
        </draw:connector>
        <draw:connector draw:style-name="gr5" draw:text-style-name="P4" draw:layer="layout" draw:type="line" svg:x1="9cm" svg:y1="3.8cm" svg:x2="9.025cm" svg:y2="6.095cm" draw:start-shape="id8" draw:start-glue-point="8" svg:d="M9000 3800l25 2295" svg:viewBox="0 0 26 2296">
          <text:p text:style-name="P1"><text:span text:style-name="T3">26,32</text:span></text:p>
        </draw:connector>
        <draw:connector draw:style-name="gr5" draw:text-style-name="P4" draw:layer="layout" draw:type="line" svg:x1="10.61cm" svg:y1="3.8cm" svg:x2="10.635cm" svg:y2="6.095cm" svg:d="M10610 3800l25 2295" svg:viewBox="0 0 26 2296">
          <text:p text:style-name="P1"><text:span text:style-name="T3">33,34</text:span></text:p>
        </draw:connector>
        <draw:connector draw:style-name="gr5" draw:text-style-name="P4" draw:layer="layout" draw:type="line" svg:x1="12.21cm" svg:y1="3.8cm" svg:x2="12.235cm" svg:y2="6.095cm" svg:d="M12210 3800l25 2295" svg:viewBox="0 0 26 2296">
          <text:p text:style-name="P1"><text:span text:style-name="T3">35,43</text:span></text:p>
        </draw:connector>
        <draw:connector draw:style-name="gr5" draw:text-style-name="P4" draw:layer="layout" draw:type="line" svg:x1="14.2cm" svg:y1="3.805cm" svg:x2="14.225cm" svg:y2="6.1cm" svg:d="M14200 3805l25 2295" svg:viewBox="0 0 26 2296">
          <text:p text:style-name="P1"><text:span text:style-name="T3">43,44</text:span></text:p>
        </draw:connector>
        <draw:custom-shape draw:style-name="gr1" draw:text-style-name="P2" xml:id="id9" draw:id="id9" draw:layer="layout" svg:width="1cm" svg:height="1cm" svg:x="4.4cm" svg:y="1.2cm">
          <text:p text:style-name="P1"><text:span text:style-name="T1">s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4.9cm" svg:y1="2.2cm" svg:x2="4.1cm" svg:y2="2.8cm" draw:start-shape="id9" draw:start-glue-point="8" draw:end-shape="id5" svg:d="M4900 2200l-800 600" svg:viewBox="0 0 801 601">
          <text:p/>
        </draw:connector>
        <draw:connector draw:style-name="gr6" draw:text-style-name="P3" draw:layer="layout" draw:type="line" svg:x1="4.9cm" svg:y1="2.2cm" svg:x2="5.7cm" svg:y2="2.8cm" draw:start-shape="id9" draw:start-glue-point="8" draw:end-shape="id6" draw:end-glue-point="4" svg:d="M4900 2200l800 600" svg:viewBox="0 0 801 601">
          <text:p/>
        </draw:connector>
        <draw:custom-shape draw:style-name="gr1" draw:text-style-name="P2" xml:id="id10" draw:id="id10" draw:layer="layout" svg:width="1cm" svg:height="1cm" svg:x="10.9cm" svg:y="1.2cm">
          <text:p text:style-name="P1"><text:span text:style-name="T1">s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1.4cm" svg:y1="2.2cm" svg:x2="10.6cm" svg:y2="2.8cm" draw:start-shape="id10" draw:end-shape="id11" svg:d="M11400 2200l-800 600" svg:viewBox="0 0 801 601">
          <text:p/>
        </draw:connector>
        <draw:connector draw:style-name="gr6" draw:text-style-name="P3" draw:layer="layout" draw:type="line" svg:x1="11.4cm" svg:y1="2.2cm" svg:x2="12.2cm" svg:y2="2.8cm" draw:start-shape="id10" draw:start-glue-point="8" draw:end-shape="id12" draw:end-glue-point="4" svg:d="M11400 2200l800 600" svg:viewBox="0 0 801 601">
          <text:p/>
        </draw:connector>
        <draw:custom-shape draw:style-name="gr7" draw:text-style-name="P2" xml:id="id13" draw:id="id13" draw:layer="layout" svg:width="3.5cm" svg:height="0.8cm" svg:x="3.2cm" svg:y="0.1cm">
          <text:p text:style-name="P1"><text:span text:style-name="T1">infstat=n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.9cm" svg:y1="1.2cm" svg:x2="4.95cm" svg:y2="0.9cm" draw:start-shape="id9" draw:start-glue-point="4" draw:end-shape="id13" draw:end-glue-point="2" svg:d="M4900 1200l50-300" svg:viewBox="0 0 51 301">
          <text:p/>
        </draw:connector>
        <draw:custom-shape draw:style-name="gr7" draw:text-style-name="P2" xml:id="id14" draw:id="id14" draw:layer="layout" svg:width="3.5cm" svg:height="0.8cm" svg:x="9.6cm" svg:y="0.1cm">
          <text:p text:style-name="P1"><text:span text:style-name="T1">infstat=a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.35cm" svg:y1="0.9cm" svg:x2="11.4cm" svg:y2="1.2cm" draw:start-shape="id14" draw:start-glue-point="2" draw:end-shape="id10" draw:end-glue-point="4" svg:d="M11350 900l50 300" svg:viewBox="0 0 51 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2cm" fo:page-height="8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Zipser</meta:initial-creator>
    <meta:creation-date>2015-09-15T10:33:58.878102649</meta:creation-date>
    <dc:date>2015-09-15T20:02:24.307213806</dc:date>
    <dc:creator>Florian Zipser</dc:creator>
    <meta:editing-duration>PT12M38S</meta:editing-duration>
    <meta:editing-cycles>4</meta:editing-cycles>
    <meta:generator>LibreOffice/4.4.2.2$Linux_X86_64 LibreOffice_project/40m0$Build-2</meta:generator>
    <meta:document-statistic meta:object-count="31"/>
  </office:meta>
</office:document-meta>
</file>